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5pt" fo:font-weight="normal" officeooo:rsid="001c3b9d" officeooo:paragraph-rsid="001c3b9d" style:font-name-asian="Microsoft JhengHei fixed" style:font-size-asian="15pt" style:font-style-asian="normal" style:font-weight-asian="normal" style:font-size-complex="15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1pt" fo:font-weight="normal" officeooo:rsid="0059988c" officeooo:paragraph-rsid="0059988c" style:font-name-asian="Microsoft JhengHei fixed" style:font-size-asian="9.60000038146973pt" style:font-style-asian="normal" style:font-weight-asian="normal" style:font-size-complex="11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normal" officeooo:rsid="0015e227" officeooo:paragraph-rsid="0015e227" style:font-weight-asian="normal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normal" officeooo:rsid="0015e227" officeooo:paragraph-rsid="002c4b9e" style:font-weight-asian="normal" style:font-weight-complex="normal"/>
    </style:style>
    <style:style style:name="P5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1pt" fo:font-weight="normal" officeooo:rsid="0059988c" officeooo:paragraph-rsid="009c54f7" style:font-name-asian="Microsoft JhengHei fixed" style:font-size-asian="9.60000038146973pt" style:font-style-asian="normal" style:font-weight-asian="normal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12529" fo:font-size="11pt" fo:font-weight="normal" officeooo:rsid="0059988c" officeooo:paragraph-rsid="0059988c" style:font-name-asian="Microsoft JhengHei fixed" style:font-size-asian="9.60000038146973pt" style:font-style-asian="normal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金融侵略</text:h>
      <text:p text:style-name="P7"/>
      <text:p text:style-name="P6">烏合之衆的智商</text:p>
      <text:p text:style-name="P6">只需多轉幾道彎</text:p>
      <text:p text:style-name="P2">就不知道媽媽是誰了</text:p>
      <text:p text:style-name="P2"/>
      <text:p text:style-name="P2">戰火</text:p>
      <text:p text:style-name="P2">讓我們知道 國家被侵略了</text:p>
      <text:p text:style-name="P2">但</text:p>
      <text:p text:style-name="P2">看不見的金融侵略</text:p>
      <text:p text:style-name="P2">我們烏合之衆</text:p>
      <text:p text:style-name="P2">卻智商不足以警覺</text:p>
      <text:p text:style-name="P2">反而愉快地幫別人數錢</text:p>
      <text:p text:style-name="P2">無知地充當帶路黨</text:p>
      <text:p text:style-name="P2">讓自己的國家淪爲別人的韭菜園</text:p>
      <text:p text:style-name="P2"/>
      <text:p text:style-name="P2">一個真正的民主</text:p>
      <text:p text:style-name="P2">應該是</text:p>
      <text:p text:style-name="P2">法律約束金融</text:p>
      <text:p text:style-name="P2">而不是金融約束法律</text:p>
      <text:p text:style-name="P2">更不是金融指揮政府和槍</text:p>
      <text:p text:style-name="P2">只有真正的民主國家</text:p>
      <text:p text:style-name="P2">民衆才有和政府博弈的資格</text:p>
      <text:p text:style-name="P2">有法可弈 <text:s/>有槍可博</text:p>
      <text:p text:style-name="P2"/>
      <text:p text:style-name="P2">我們應該爲國家的利益而戰</text:p>
      <text:p text:style-name="P2">而不是爲政府的利益當炮灰</text:p>
      <text:p text:style-name="P2">只有一個真正金融獨立的國家</text:p>
      <text:p text:style-name="P2">才能有國際博弈的資格</text:p>
      <text:p text:style-name="P2"/>
      <text:p text:style-name="P2">抽住金錢利益這根線</text:p>
      <text:p text:style-name="P2">往往能讓你在紛亂中看清問題的本質</text:p>
      <text:p text:style-name="P2">不管別人多麼巧妙地僞裝</text:p>
      <text:p text:style-name="P2"/>
      <text:p text:style-name="P2">拒絕當廉價而煽情眼淚的炮灰</text:p>
      <text:p text:style-name="P2">當你用成噸的金銀和血汗 <text:s/>換別人的廁紙的時候</text:p>
      <text:p text:style-name="P2">你也休怪他們偷偷笑暈在廁所裏</text:p>
      <text:p text:style-name="P2"/>
      <text:p text:style-name="P2">這種“愛國主義”就是你活該的</text:p>
      <text:p text:style-name="P2">智商稅</text:p>
      <text:p text:style-name="P2"/>
      <text:p text:style-name="P1"/>
      <text:p text:style-name="P3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28T12:24:00.306316524</dc:date>
    <meta:editing-duration>PT17H19M18S</meta:editing-duration>
    <meta:editing-cycles>131</meta:editing-cycles>
    <meta:document-statistic meta:table-count="0" meta:image-count="0" meta:object-count="0" meta:page-count="1" meta:paragraph-count="33" meta:word-count="307" meta:character-count="312" meta:non-whitespace-character-count="307"/>
  </office:meta>
</office:document-meta>
</file>